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8pt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8pt" officeooo:paragraph-rsid="0013f857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24pt" officeooo:rsid="0013f857" officeooo:paragraph-rsid="0013f857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2pt" officeooo:rsid="0013f857" officeooo:paragraph-rsid="0013f857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officeooo:rsid="0013f857" officeooo:paragraph-rsid="0014ae9c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color="#00a0fc" fo:font-size="22pt" officeooo:rsid="0013f857" officeooo:paragraph-rsid="0013f857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color="#00a0fc" fo:font-size="22pt" officeooo:rsid="0013f857" officeooo:paragraph-rsid="0014ae9c" style:font-size-asian="19.25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4ae9c" officeooo:paragraph-rsid="0014ae9c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6pt" officeooo:rsid="0014ae9c" officeooo:paragraph-rsid="0014ae9c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f857" style:font-weight-asian="bold" style:font-weight-complex="bold"/>
    </style:style>
    <style:style style:name="T3" style:family="text">
      <style:text-properties fo:font-weight="bold" officeooo:rsid="0014ae9c" style:font-weight-asian="bold" style:font-weight-complex="bold"/>
    </style:style>
    <style:style style:name="T4" style:family="text">
      <style:text-properties fo:color="#00a0fc" fo:font-weight="bold" style:font-weight-asian="bold" style:font-weight-complex="bold"/>
    </style:style>
    <style:style style:name="T5" style:family="text">
      <style:text-properties fo:color="#00a0fc" fo:font-weight="bold" officeooo:rsid="0013f857" style:font-weight-asian="bold" style:font-weight-complex="bold"/>
    </style:style>
    <style:style style:name="T6" style:family="text">
      <style:text-properties fo:color="#00a0fc" fo:font-weight="bold" officeooo:rsid="0014ae9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4"/><text:span text:style-name="T1"><text:s text:c="2"/></text:span></text:p>
      <text:p text:style-name="P2"><text:span text:style-name="T2"/></text:p>
      <text:p text:style-name="P2"><text:span text:style-name="T2"><text:tab/><text:tab/><text:tab/></text:span><text:span text:style-name="T5">Movies In the Park</text:span></text:p>
      <text:p text:style-name="P1"><text:span text:style-name="T2"/></text:p>
      <text:p text:style-name="P3"><text:span text:style-name="T1"><text:s text:c="24"/></text:span><text:span text:style-name="T3">Fridays</text:span><text:span text:style-name="T1"> <text:s/>6:00pm <text:s/></text:span></text:p>
      <text:p text:style-name="P3"><text:span text:style-name="T1"><text:s text:c="16"/></text:span></text:p>
      <text:p text:style-name="P3"><text:span text:style-name="T1"><text:s text:c="17"/>Lions Park Soccer Field</text:span></text:p>
      <text:p text:style-name="P3"><text:span text:style-name="T1"/></text:p>
      <text:p text:style-name="P3"><text:span text:style-name="T1"/></text:p>
      <text:p text:style-name="P4"><text:span text:style-name="T1"><text:s text:c="10"/></text:span><text:span text:style-name="T4">All Ages Welcome For Family Movies </text:span></text:p>
      <text:p text:style-name="P6"><text:span text:style-name="T1"><text:s text:c="26"/>Under The Stars!</text:span></text:p>
      <text:p text:style-name="P6"><text:span text:style-name="T1"/></text:p>
      <text:p text:style-name="P4"><text:span text:style-name="T1"><text:s text:c="28"/></text:span><text:span text:style-name="T4">Free Admission</text:span></text:p>
      <text:p text:style-name="P4"><text:span text:style-name="T1"/></text:p>
      <text:p text:style-name="P4"><text:span text:style-name="T1"><text:s text:c="15"/></text:span><text:span text:style-name="T4">Snacks And Blankets Welcomed!</text:span></text:p>
      <text:p text:style-name="P6"><text:span text:style-name="T1"/></text:p>
      <text:p text:style-name="P5"><text:span text:style-name="T1"><text:s/></text:span><text:span text:style-name="T4"><text:s text:c="3"/>Every </text:span><text:span text:style-name="T6">Friday</text:span><text:span text:style-name="T4"> at 6:00pm we will be showing a G </text:span></text:p>
      <text:p text:style-name="P7"><text:span text:style-name="T1">or Pg Rated Movie for you and your Family to enjoy <text:s text:c="2"/><text:tab/> <text:s/>Under The Stars. Please Help Us Celebrate <text:s/></text:span><text:span text:style-name="T3"><text:s text:c="10"/><text:tab/><text:tab/><text:tab/><text:tab/><text:tab/></text:span><text:span text:style-name="T1">Family Time!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8"><text:span text:style-name="T1">Movie Schedule</text:span></text:p>
      <text:p text:style-name="P8"><text:span text:style-name="T1"/></text:p>
      <text:p text:style-name="P9"><text:span text:style-name="T1"><text:s text:c="6"/>TBA<text:tab/><text:tab/> <text:s text:c="3"/>Soccer Field<text:tab/><text:tab/><text:tab/>06/04/2021<text:tab/> <text:s text:c="8"/>6:00pm<text:tab/></text:span></text:p>
      <text:p text:style-name="P9"><text:span text:style-name="T1"/></text:p>
      <text:p text:style-name="P9"><text:span text:style-name="T1"><text:s text:c="6"/>TBA<text:tab/><text:tab/> <text:s text:c="3"/>Soccer Field<text:tab/><text:tab/><text:tab/>06/11/2021<text:tab/> <text:s text:c="8"/>6:00pm<text:tab/></text:span></text:p>
      <text:p text:style-name="P9"><text:span text:style-name="T1"/></text:p>
      <text:p text:style-name="P9"><text:span text:style-name="T1"><text:s text:c="6"/>TBA<text:tab/><text:tab/> <text:s text:c="3"/>Soccer Field<text:tab/><text:tab/><text:tab/>06/18/2021<text:tab/> <text:s text:c="8"/>6:00pm<text:tab/></text:span></text:p>
      <text:p text:style-name="P9"><text:span text:style-name="T1"/></text:p>
      <text:p text:style-name="P9"><text:span text:style-name="T1"><text:s text:c="6"/>TBA<text:tab/><text:tab/> <text:s text:c="3"/>Soccer Field<text:tab/><text:tab/><text:tab/>06/25/2021<text:tab/> <text:s text:c="8"/>6:00pm<text:tab/></text:span></text:p>
      <text:p text:style-name="P9"><text:span text:style-name="T1"/></text:p>
      <text:p text:style-name="P9"><text:span text:style-name="T1"><text:s text:c="6"/>TBA<text:tab/><text:tab/> <text:s text:c="3"/>Soccer Field<text:tab/><text:tab/><text:tab/>07/02/2021<text:tab/> <text:s text:c="8"/>6:00pm<text:tab/></text:span></text:p>
      <text:p text:style-name="P9"><text:span text:style-name="T1"/></text:p>
      <text:p text:style-name="P9"><text:span text:style-name="T1"><text:s text:c="6"/>TBA<text:tab/><text:tab/> <text:s text:c="3"/>Soccer Field<text:tab/><text:tab/><text:tab/>07/09/2021<text:tab/> <text:s text:c="8"/>6:00pm<text:tab/></text:span></text:p>
      <text:p text:style-name="P9"><text:span text:style-name="T1"/></text:p>
      <text:p text:style-name="P9"><text:span text:style-name="T1"><text:s text:c="6"/>TBA<text:tab/><text:tab/> <text:s text:c="3"/>Soccer Field<text:tab/><text:tab/><text:tab/>07/16/2021<text:tab/> <text:s text:c="8"/>6:00pm<text:tab/></text:span></text:p>
      <text:p text:style-name="P9"><text:span text:style-name="T1"/></text:p>
      <text:p text:style-name="P9"><text:span text:style-name="T1"><text:s text:c="6"/>TBA<text:tab/><text:tab/> <text:s text:c="3"/>Soccer Field<text:tab/><text:tab/><text:tab/>07/23/2021<text:tab/> <text:s text:c="8"/>6:00pm<text:tab/></text:span></text:p>
      <text:p text:style-name="P9"><text:span text:style-name="T1"/></text:p>
      <text:p text:style-name="P9"><text:span text:style-name="T1"><text:s text:c="6"/>TBA<text:tab/><text:tab/> <text:s text:c="3"/>Soccer Field<text:tab/><text:tab/><text:tab/>07/30/2021<text:tab/> <text:s text:c="8"/>6:00pm<text:tab/></text:span></text:p>
      <text:p text:style-name="P9"><text:span text:style-name="T1"/></text:p>
      <text:p text:style-name="P9"><text:span text:style-name="T1"><text:s text:c="6"/>TBA<text:tab/><text:tab/> <text:s text:c="3"/>Soccer Field<text:tab/><text:tab/><text:tab/>08/06/2021<text:tab/> <text:s text:c="8"/>6:00pm<text:tab/></text:span></text:p>
      <text:p text:style-name="P9"><text:span text:style-name="T1"/></text:p>
      <text:p text:style-name="P9"><text:span text:style-name="T1"><text:s text:c="6"/>TBA<text:tab/><text:tab/> <text:s text:c="3"/>Soccer Field<text:tab/><text:tab/><text:tab/>08/14/2021<text:tab/> <text:s text:c="8"/>6:00pm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09:26:35.726000000</meta:creation-date>
    <dc:date>2020-12-30T10:01:05.667000000</dc:date>
    <meta:editing-duration>PT23M44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2" meta:paragraph-count="23" meta:word-count="112" meta:character-count="1124" meta:non-whitespace-character-count="595"/>
  </office:meta>
</office:document-meta>
</file>